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file is a custom **form request** class in Laravel that is responsible for validating the data when a user tries to log in. The class is called `UserloginValidation`. It helps ensure that the user's login details (email and password) meet specific validation requirements.</text:p>
      <text:p text:style-name="Standard"/>
      <text:p text:style-name="Standard">### Let’s break it down step-by-step:</text:p>
      <text:p text:style-name="Standard"/>
      <text:p text:style-name="Standard">---</text:p>
      <text:p text:style-name="Standard"/>
      <text:p text:style-name="Standard">### 1. **Namespace and Imports**</text:p>
      <text:p text:style-name="Standard">```php</text:p>
      <text:p text:style-name="Standard">namespace App\Http\Requests;</text:p>
      <text:p text:style-name="Standard"/>
      <text:p text:style-name="Standard">use Illuminate\Foundation\Http\FormRequest;</text:p>
      <text:p text:style-name="Standard">```</text:p>
      <text:p text:style-name="Standard">- **namespace App\Http\Requests;**: This tells us that the `UserloginValidation` class belongs to the `App\Http\Requests` folder.</text:p>
      <text:p text:style-name="Standard">- **use Illuminate\Foundation\Http\FormRequest;**: This imports the `FormRequest` class from Laravel, which helps handle validation and authorization for HTTP requests.</text:p>
      <text:p text:style-name="Standard"/>
      <text:p text:style-name="Standard">---</text:p>
      <text:p text:style-name="Standard"/>
      <text:p text:style-name="Standard">### 2. **Class Definition**</text:p>
      <text:p text:style-name="Standard">```php</text:p>
      <text:p text:style-name="Standard">class UserloginValidation extends FormRequest</text:p>
      <text:p text:style-name="Standard">```</text:p>
      <text:p text:style-name="Standard">- This defines a new class called `UserloginValidation` that extends (inherits from) Laravel’s `FormRequest` class, giving it the ability to handle form validation and authorization.</text:p>
      <text:p text:style-name="Standard"/>
      <text:p text:style-name="Standard">---</text:p>
      <text:p text:style-name="Standard"/>
      <text:p text:style-name="Standard">### 3. **Authorization Function**</text:p>
      <text:p text:style-name="Standard">```php</text:p>
      <text:p text:style-name="Standard">public function authorize(): bool</text:p>
      <text:p text:style-name="Standard">{</text:p>
      <text:p text:style-name="Standard"><text:s text:c="4"/>return true;</text:p>
      <text:p text:style-name="Standard">}</text:p>
      <text:p text:style-name="Standard">```</text:p>
      <text:p text:style-name="Standard">- **Purpose**: This function checks if the user is allowed (authorized) to make this request.</text:p>
      <text:p text:style-name="Standard">- **Return `true`**: It always returns `true`, meaning anyone can submit this form (no extra checks for authorization). This is common for simple forms like login.</text:p>
      <text:p text:style-name="Standard"/>
      <text:p text:style-name="Standard">---</text:p>
      <text:p text:style-name="Standard"/>
      <text:p text:style-name="Standard">### 4. **Validation Rules Function**</text:p>
      <text:p text:style-name="Standard">```php</text:p>
      <text:p text:style-name="Standard">public function rules(): array</text:p>
      <text:p text:style-name="Standard">{</text:p>
      <text:p text:style-name="Standard"><text:s text:c="4"/>return [</text:p>
      <text:p text:style-name="Standard"><text:s text:c="8"/>'email'=&gt;'required|email|exists:users,email',</text:p>
      <text:p text:style-name="Standard"><text:s text:c="8"/>'password'=&gt;'required',</text:p>
      <text:p text:style-name="Standard"><text:s text:c="4"/>];</text:p>
      <text:p text:style-name="Standard">}</text:p>
      <text:p text:style-name="Standard"><text:soft-page-break/>```</text:p>
      <text:p text:style-name="Standard">- **Purpose**: This function defines the **rules** for validating the login form.</text:p>
      <text:p text:style-name="Standard">- **What it validates**:</text:p>
      <text:p text:style-name="Standard"><text:s text:c="2"/>- `'email' =&gt; 'required|email|exists:users,email'`: </text:p>
      <text:p text:style-name="Standard"><text:s text:c="4"/>- The email field is **required** (must be filled).</text:p>
      <text:p text:style-name="Standard"><text:s text:c="4"/>- It must be a **valid email**.</text:p>
      <text:p text:style-name="Standard"><text:s text:c="4"/>- It should **exist** in the `users` table in the database (the email must already be registered).</text:p>
      <text:p text:style-name="Standard"><text:s text:c="2"/>- `'password' =&gt; 'required'`: </text:p>
      <text:p text:style-name="Standard"><text:s text:c="4"/>- The password is **required** (must be filled).</text:p>
      <text:p text:style-name="Standard"><text:s text:c="4"/></text:p>
      <text:p text:style-name="Standard">- **Summary**: The user must provide a valid and existing email, and a password.</text:p>
      <text:p text:style-name="Standard"/>
      <text:p text:style-name="Standard">---</text:p>
      <text:p text:style-name="Standard"/>
      <text:p text:style-name="Standard">### 5. **Helper Functions for Email and Password**</text:p>
      <text:p text:style-name="Standard">```php</text:p>
      <text:p text:style-name="Standard">function getEmail() : string {</text:p>
      <text:p text:style-name="Standard"><text:s text:c="4"/>return $this-&gt;input('email');</text:p>
      <text:p text:style-name="Standard">}</text:p>
      <text:p text:style-name="Standard"/>
      <text:p text:style-name="Standard">function getPassword() : string {</text:p>
      <text:p text:style-name="Standard"><text:s text:c="4"/>return $this-&gt;input('password');</text:p>
      <text:p text:style-name="Standard">}</text:p>
      <text:p text:style-name="Standard">```</text:p>
      <text:p text:style-name="Standard">- These two functions are simple helper methods to retrieve the email and password from the request input.</text:p>
      <text:p text:style-name="Standard">- **getEmail()**: Returns the value of the `email` field.</text:p>
      <text:p text:style-name="Standard">- **getPassword()**: Returns the value of the `password` field.</text:p>
      <text:p text:style-name="Standard"/>
      <text:p text:style-name="Standard">---</text:p>
      <text:p text:style-name="Standard"/>
      <text:p text:style-name="Standard">### 6. **Custom Error Messages**</text:p>
      <text:p text:style-name="Standard">```php</text:p>
      <text:p text:style-name="Standard">public function messages() {</text:p>
      <text:p text:style-name="Standard"><text:s text:c="4"/>return [</text:p>
      <text:p text:style-name="Standard"><text:s text:c="8"/>'email.exists'=&gt; __('validation.email.exists'),</text:p>
      <text:p text:style-name="Standard"><text:s text:c="4"/>];</text:p>
      <text:p text:style-name="Standard">}</text:p>
      <text:p text:style-name="Standard">```</text:p>
      <text:p text:style-name="Standard">- **Purpose**: This function defines custom error messages for validation failures.</text:p>
      <text:p text:style-name="Standard">- **Custom Message**: If the email provided by the user does not exist in the database, it will show a custom error message (`'validation.email.exists'`), which is a translation key. Laravel will look up this key in the language files and display the appropriate message.</text:p>
      <text:p text:style-name="Standard"/>
      <text:p text:style-name="Standard">---</text:p>
      <text:p text:style-name="Standard"/>
      <text:p text:style-name="Standard">### Putting It All Together:</text:p>
      <text:p text:style-name="Standard">- **What it does**: This class is responsible for validating the user's login request (email and password).</text:p>
      <text:p text:style-name="Standard">- **How it works**:</text:p>
      <text:p text:style-name="Standard"><text:s text:c="2"/>1. When the user submits the login form, Laravel will automatically use this class to validate the input.</text:p>
      <text:p text:style-name="Standard"><text:soft-page-break/><text:s text:c="2"/>2. It checks if the email is filled, valid, and exists in the `users` table, and that the password is filled.</text:p>
      <text:p text:style-name="Standard"><text:s text:c="2"/>3. If the data is valid, the request proceeds; if not, it returns validation errors.</text:p>
      <text:p text:style-name="Standard"/>
      <text:p text:style-name="Standard">### In Simple Words:</text:p>
      <text:p text:style-name="Standard">- This file makes sure that when a user tries to log in, they provide a valid and existing email and a password.</text:p>
      <text:p text:style-name="Standard">- If any rule is broken (like an invalid or non-existing email), it will stop the login and show an error message.</text:p>
      <text:p text:style-name="Standard"/>
      <text:p text:style-name="Standard"/>
      <text:p text:style-name="Standard"/>
      <text:p text:style-name="Standard"/>
      <text:p text:style-name="Standard">The **double underscore function** `__()` in Laravel is used for **translation** and retrieving **localized messages** from language files.</text:p>
      <text:p text:style-name="Standard"/>
      <text:p text:style-name="Standard">### Here's why we use `__('key')`:</text:p>
      <text:p text:style-name="Standard"/>
      <text:p text:style-name="Standard">1. **Translations**: It helps support multiple languages in your application. The `__()` function looks up a key (like `'validation.email.exists'`) in the language files and returns the corresponding message in the appropriate language. This way, you can easily translate your app to different languages without changing the code.</text:p>
      <text:p text:style-name="Standard"/>
      <text:p text:style-name="Standard">2. **Localization**: If your app needs to support different languages for users in different regions, `__()` ensures that you display messages in the user’s preferred language. Laravel automatically loads the correct message based on the selected locale.</text:p>
      <text:p text:style-name="Standard"/>
      <text:p text:style-name="Standard">---</text:p>
      <text:p text:style-name="Standard"/>
      <text:p text:style-name="Standard">### Example:</text:p>
      <text:p text:style-name="Standard"/>
      <text:p text:style-name="Standard">If you have this line in your code:</text:p>
      <text:p text:style-name="Standard">```php</text:p>
      <text:p text:style-name="Standard">__('validation.email.exists')</text:p>
      <text:p text:style-name="Standard">```</text:p>
      <text:p text:style-name="Standard"/>
      <text:p text:style-name="Standard">It will look for the `'validation.email.exists'` key in your language files, typically stored in the `resources/lang/` directory.</text:p>
      <text:p text:style-name="Standard"/>
      <text:p text:style-name="Standard">- For example, if you're using **English** as your default language, it might look in `resources/lang/en/validation.php` for this key and return the message. The language file might have something like this:</text:p>
      <text:p text:style-name="Standard"/>
      <text:p text:style-name="Standard">```php</text:p>
      <text:p text:style-name="Standard">// resources/lang/en/validation.php</text:p>
      <text:p text:style-name="Standard">return [</text:p>
      <text:p text:style-name="Standard"><text:s text:c="4"/>'email' =&gt; [</text:p>
      <text:p text:style-name="Standard"><text:s text:c="8"/>'exists' =&gt; 'The email address is not registered.',</text:p>
      <text:p text:style-name="Standard"><text:s text:c="4"/>],</text:p>
      <text:p text:style-name="Standard">];</text:p>
      <text:p text:style-name="Standard">```</text:p>
      <text:p text:style-name="Standard"/>
      <text:p text:style-name="Standard"><text:soft-page-break/>If your app supports **Spanish**, it might look in `resources/lang/es/validation.php`, and the message would be in Spanish:</text:p>
      <text:p text:style-name="Standard"/>
      <text:p text:style-name="Standard">```php</text:p>
      <text:p text:style-name="Standard">// resources/lang/es/validation.php</text:p>
      <text:p text:style-name="Standard">return [</text:p>
      <text:p text:style-name="Standard"><text:s text:c="4"/>'email' =&gt; [</text:p>
      <text:p text:style-name="Standard"><text:s text:c="8"/>'exists' =&gt; 'La dirección de correo no está registrada.',</text:p>
      <text:p text:style-name="Standard"><text:s text:c="4"/>],</text:p>
      <text:p text:style-name="Standard">];</text:p>
      <text:p text:style-name="Standard">```</text:p>
      <text:p text:style-name="Standard"/>
      <text:p text:style-name="Standard">### In Simple Words:</text:p>
      <text:p text:style-name="Standard">- The `__()` function helps you manage and display error messages, labels, and other texts in different languages. If you want your app to show error messages in multiple languages, this function makes it easy to switch between th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0:20:43.728893710</meta:creation-date>
    <dc:date>2024-09-27T10:37:19.513677283</dc:date>
    <meta:editing-duration>PT6M15S</meta:editing-duration>
    <meta:editing-cycles>1</meta:editing-cycles>
    <meta:document-statistic meta:table-count="0" meta:image-count="0" meta:object-count="0" meta:page-count="4" meta:paragraph-count="112" meta:word-count="821" meta:character-count="5507" meta:non-whitespace-character-count="4681"/>
    <meta:generator>LibreOffice/7.3.7.2$Linux_X86_64 LibreOffice_project/30$Build-2</meta:generator>
  </office:meta>
</office:document-meta>
</file>